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style:font-name="Courier New" fo:font-size="11pt" fo:language="en" fo:country="US" style:font-name-asian="Courier New" style:font-size-asian="11pt" style:font-name-complex="Courier New" style:font-size-complex="11pt"/>
    </style:style>
    <style:style style:name="P2" style:family="paragraph" style:parent-style-name="Standard" style:list-style-name="">
      <style:paragraph-properties style:text-autospace="none"/>
      <style:text-properties style:font-name="Courier New" fo:font-size="11pt" fo:language="en" fo:country="US" fo:font-weight="bold" style:font-name-asian="Courier New" style:font-size-asian="11pt" style:font-weight-asian="bold" style:font-name-complex="Courier New" style:font-size-complex="11pt" style:font-weight-complex="bold"/>
    </style:style>
    <style:style style:name="P3" style:family="paragraph" style:parent-style-name="Standard" style:list-style-name="">
      <style:paragraph-properties style:text-autospace="none"/>
    </style:style>
    <style:style style:name="T1" style:family="text">
      <style:text-properties style:font-name="Courier New" fo:font-size="11pt" fo:language="en" fo:country="US" style:font-name-asian="Courier New" style:font-size-asian="11pt" style:font-name-complex="Courier New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No.5</text:p>
      <text:p text:style-name="P1"/>
      <text:p text:style-name="P2">## Create tables Borrower,Fine</text:p>
      <text:p text:style-name="P1">mysql&gt; create table Borrower(Rollin int,Name varchar(20),DateofIssue date,NameofBook varchar(30),Status char(1));</text:p>
      <text:p text:style-name="P1">Query OK, 0 rows affected (0.06 sec)</text:p>
      <text:p text:style-name="P1">mysql&gt; create table Fine(Roll_no int,Date date,Amt float);</text:p>
      <text:p text:style-name="P1">Query OK, 0 rows affected (0.09 sec)</text:p>
      <text:p text:style-name="P1"/>
      <text:p text:style-name="P2">## Insert data</text:p>
      <text:p text:style-name="P1"/>
      <text:p text:style-name="P1">mysql&gt; insert into Borrower values(1,'Samir','2017-07-19','DSA','I');</text:p>
      <text:p text:style-name="P1">Query OK, 1 row affected (0.02 sec)</text:p>
      <text:p text:style-name="P1"/>
      <text:p text:style-name="P1">mysql&gt; insert into Borrower values(2,'Ajay','2017-07-01','COA','I');</text:p>
      <text:p text:style-name="P1">Query OK, 1 row affected (0.03 sec)</text:p>
      <text:p text:style-name="P1"/>
      <text:p text:style-name="P1">mysql&gt; insert into Borrower values(3,'Amey','2017-07-11','DBMS','I');</text:p>
      <text:p text:style-name="P1">Query OK, 1 row affected (0.01 sec)</text:p>
      <text:p text:style-name="P1"/>
      <text:p text:style-name="P1">mysql&gt; insert into Borrower values(4,'Joy','2017-08-22','TOC','I');</text:p>
      <text:p text:style-name="P1">Query OK, 1 row affected (0.01 sec)</text:p>
      <text:p text:style-name="P1"/>
      <text:p text:style-name="P1">mysql&gt; insert into Borrower values(5,'Akash','2017-08-19','PPL','I');</text:p>
      <text:p text:style-name="P1">Query OK, 1 row affected (0.02 sec)</text:p>
      <text:p text:style-name="P1"/>
      <text:p text:style-name="P1">mysql&gt; insert into Borrower values(6,'Ramesh','2017-08-04','CNE','I');</text:p>
      <text:p text:style-name="P1">Query OK, 1 row affected (0.03 sec)</text:p>
      <text:p text:style-name="P1"/>
      <text:p text:style-name="P1">mysql&gt; select * from Borrower;</text:p>
      <text:p text:style-name="P1">+--------+--------+-------------+------------+--------+</text:p>
      <text:p text:style-name="P1">| Rollin | Name <text:s text:c="2"/>| DateofIssue | NameofBook | Status |</text:p>
      <text:p text:style-name="P1">+--------+--------+-------------+------------+--------+</text:p>
      <text:p text:style-name="P1">| <text:s text:c="5"/>1 | Samir <text:s/>| 2017-07-19 <text:s/>| DSA <text:s text:c="7"/>| I <text:s text:c="5"/>|</text:p>
      <text:p text:style-name="P1">| <text:s text:c="5"/>2 | Ajay <text:s text:c="2"/>| 2017-07-01 <text:s/>| COA <text:s text:c="7"/>| I <text:s text:c="5"/>|</text:p>
      <text:p text:style-name="P1">| <text:s text:c="5"/>3 | Amey <text:s text:c="2"/>| 2017-07-11 <text:s/>| DBMS <text:s text:c="6"/>| I <text:s text:c="5"/>|</text:p>
      <text:p text:style-name="P1">| <text:s text:c="5"/>4 | Joy <text:s text:c="3"/>| 2017-08-22 <text:s/>| TOC <text:s text:c="7"/>| I <text:s text:c="5"/>|</text:p>
      <text:p text:style-name="P1">| <text:s text:c="5"/>5 | Akash <text:s/>| 2017-08-19 <text:s/>| PPL <text:s text:c="7"/>| I <text:s text:c="5"/>|</text:p>
      <text:p text:style-name="P1">| <text:s text:c="5"/>6 | Ramesh | 2017-08-04 <text:s/>| CNE <text:s text:c="7"/>| I <text:s text:c="5"/>|</text:p>
      <text:p text:style-name="P1">+--------+--------+-------------+------------+--------+</text:p>
      <text:p text:style-name="P1">6 rows in set (0.00 sec)</text:p>
      <text:p text:style-name="P1"/>
      <text:p text:style-name="P2">## Procedure</text:p>
      <text:p text:style-name="P1"/>
      <text:p text:style-name="P1">mysql&gt; create procedure fine(IN roll int, IN b_name varchar(20)) </text:p>
      <text:p text:style-name="P1"><text:s text:c="4"/>-&gt; begin </text:p>
      <text:p text:style-name="P1"><text:s text:c="4"/>-&gt; declare days,cnt,amt int; </text:p>
      <text:p text:style-name="P1"><text:s text:c="4"/>-&gt; set amt=0; </text:p>
      <text:p text:style-name="P1"><text:s text:c="4"/>-&gt; set days = datediff(current_date(),(select DateofIssue from Borrower <text:tab/><text:tab/>where Rollin=roll and NameofBook=b_name)); <text:s/></text:p>
      <text:p text:style-name="P1"><text:s text:c="4"/>-&gt; if days&gt;=15 then <text:s/></text:p>
      <text:p text:style-name="P1"><text:s text:c="4"/>-&gt; set cnt=15; </text:p>
      <text:p text:style-name="P1"><text:s text:c="4"/>-&gt; while cnt&lt;30 and cnt&lt;days do </text:p>
      <text:p text:style-name="P1"><text:s text:c="4"/>-&gt; set amt = amt+5; </text:p>
      <text:p text:style-name="P1"><text:soft-page-break/><text:s text:c="4"/>-&gt; set cnt = cnt+1; </text:p>
      <text:p text:style-name="P1"><text:s text:c="4"/>-&gt; end while; <text:s/></text:p>
      <text:p text:style-name="P1"><text:s text:c="4"/>-&gt; if days&gt;30 then </text:p>
      <text:p text:style-name="P1"><text:s text:c="4"/>-&gt; set cnt=30; </text:p>
      <text:p text:style-name="P1"><text:s text:c="4"/>-&gt; while cnt&lt;days do </text:p>
      <text:p text:style-name="P1"><text:s text:c="4"/>-&gt; set amt = amt+50; </text:p>
      <text:p text:style-name="P1"><text:s text:c="4"/>-&gt; set cnt=cnt+1; </text:p>
      <text:p text:style-name="P1"><text:s text:c="4"/>-&gt; end while; </text:p>
      <text:p text:style-name="P1"><text:s text:c="4"/>-&gt; end if; </text:p>
      <text:p text:style-name="P1"><text:s text:c="4"/>-&gt; insert into Fine values(roll,current_date(),amt); </text:p>
      <text:p text:style-name="P1"><text:s text:c="4"/>-&gt; end if; </text:p>
      <text:p text:style-name="P1"><text:s text:c="4"/>-&gt; update Borrower set Status='R' where Rollin=roll and <text:tab/>NameofBook=b_name; </text:p>
      <text:p text:style-name="P1"><text:s text:c="4"/>-&gt; end/</text:p>
      <text:p text:style-name="P1">Query OK, 0 rows affected (0.00 sec)</text:p>
      <text:p text:style-name="P1"/>
      <text:p text:style-name="P1">mysql&gt; delimiter ;</text:p>
      <text:p text:style-name="P1"/>
      <text:p text:style-name="P2">## Procedure call </text:p>
      <text:p text:style-name="P1">mysql&gt; call fine(1,'DSA');</text:p>
      <text:p text:style-name="P1">Query OK, 1 row affected (0.04 sec)</text:p>
      <text:p text:style-name="P1"/>
      <text:p text:style-name="P1">mysql&gt; call fine(4,'TOC');</text:p>
      <text:p text:style-name="P1">Query OK, 1 row affected (0.01 sec)</text:p>
      <text:p text:style-name="P1"/>
      <text:p text:style-name="P1">mysql&gt; call fine(6,'CNE');</text:p>
      <text:p text:style-name="P1">Query OK, 1 row affected (0.03 sec)</text:p>
      <text:p text:style-name="P1"/>
      <text:p text:style-name="P1">mysql&gt; select * from Borrower;</text:p>
      <text:p text:style-name="P1">+--------+--------+-------------+------------+--------+</text:p>
      <text:p text:style-name="P1">| Rollin | Name <text:s text:c="2"/>| DateofIssue | NameofBook | Status |</text:p>
      <text:p text:style-name="P1">+--------+--------+-------------+------------+--------+</text:p>
      <text:p text:style-name="P1">| <text:s text:c="5"/>1 | Samir <text:s/>| 2017-07-19 <text:s/>| DSA <text:s text:c="7"/>| R <text:s text:c="5"/>|</text:p>
      <text:p text:style-name="P1">| <text:s text:c="5"/>2 | Ajay <text:s text:c="2"/>| 2017-07-01 <text:s/>| COA <text:s text:c="7"/>| I <text:s text:c="5"/>|</text:p>
      <text:p text:style-name="P1">| <text:s text:c="5"/>3 | Amey <text:s text:c="2"/>| 2017-07-11 <text:s/>| DBMS <text:s text:c="6"/>| I <text:s text:c="5"/>|</text:p>
      <text:p text:style-name="P1">| <text:s text:c="5"/>4 | Joy <text:s text:c="3"/>| 2017-08-22 <text:s/>| TOC <text:s text:c="7"/>| R <text:s text:c="5"/>|</text:p>
      <text:p text:style-name="P1">| <text:s text:c="5"/>5 | Akash <text:s/>| 2017-08-19 <text:s/>| PPL <text:s text:c="7"/>| I <text:s text:c="5"/>|</text:p>
      <text:p text:style-name="P1">| <text:s text:c="5"/>6 | Ramesh | 2017-08-04 <text:s/>| CNE <text:s text:c="7"/>| R <text:s text:c="5"/>|</text:p>
      <text:p text:style-name="P1">+--------+--------+-------------+------------+--------+</text:p>
      <text:p text:style-name="P1">6 rows in set (0.01 sec)</text:p>
      <text:p text:style-name="P1"/>
      <text:p text:style-name="P1">mysql&gt; select * from Fine;</text:p>
      <text:p text:style-name="P1">+---------+------------+------+</text:p>
      <text:p text:style-name="P1">| Roll_no | Date <text:s text:c="6"/>| Amt <text:s/>|</text:p>
      <text:p text:style-name="P1">+---------+------------+------+</text:p>
      <text:p text:style-name="P1">| <text:s text:c="6"/>1 | 2017-09-03 | <text:s/>875 |</text:p>
      <text:p text:style-name="P1">| <text:s text:c="6"/>6 | 2017-09-03 | <text:s text:c="2"/>75 |</text:p>
      <text:p text:style-name="P1">+---------+------------+------+</text:p>
      <text:p text:style-name="P3"><text:span text:style-name="T1">2 rows in set (0.01 sec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21:48:05.10</meta:creation-date>
    <dc:date>2017-09-05T21:52:10.04</dc:date>
    <meta:editing-duration>PT4M6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2" meta:paragraph-count="83" meta:word-count="512" meta:character-count="3343"/>
  </office:meta>
</office:document-meta>
</file>